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.092cm" fo:min-width="0.842cm"/>
      <style:paragraph-properties style:writing-mode="lr-tb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75cm" fo:min-width="4.5cm"/>
      <style:paragraph-properties style:writing-mode="lr-tb"/>
    </style:style>
    <style:style style:name="gr3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2" draw:layer="layout" svg:width="1.9cm" svg:height="1.9cm" svg:x="8.1cm" svg:y="2.1cm">
          <text:p text:style-name="P1">Inicio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" draw:text-style-name="P2" draw:layer="layout" svg:width="5cm" svg:height="2cm" svg:x="6.6cm" svg:y="5cm">
          <text:p text:style-name="P1"><text:span text:style-name="T1">Mostrar ‘segs’ </text:span></text:p>
          <text:p text:style-name="P1"><text:span text:style-name="T1">no display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9.1cm" svg:y1="4cm" svg:x2="9.1cm" svg:y2="5.1cm">
          <text:p/>
        </draw:line>
        <draw:custom-shape draw:style-name="gr1" draw:text-style-name="P2" draw:layer="layout" svg:width="1.9cm" svg:height="1.9cm" svg:x="8.101cm" svg:y="8.101cm">
          <text:p text:style-name="P1">Fim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line draw:style-name="gr3" draw:text-style-name="P3" draw:layer="layout" svg:x1="9.1cm" svg:y1="7cm" svg:x2="9.1cm" svg:y2="8.1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05T16:00:59.698580071</meta:creation-date>
    <dc:date>2022-11-05T16:54:44.059809725</dc:date>
    <meta:editing-duration>PT3M24S</meta:editing-duration>
    <meta:editing-cycles>1</meta:editing-cycles>
    <meta:document-statistic meta:object-count="5"/>
    <meta:generator>LibreOffice/6.4.7.2$Linux_X86_64 LibreOffice_project/40$Build-2</meta:generator>
  </office:meta>
</office:document-meta>
</file>